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top="0cm" fo:margin-bottom="0.353cm" style:contextual-spacing="false" fo:line-height="100%" fo:text-align="justify" style:justify-single-word="false"/>
    </style:style>
    <style:style style:name="P4" style:family="paragraph" style:parent-style-name="Standard">
      <style:paragraph-properties fo:margin-left="3.81cm" fo:margin-right="0cm" fo:margin-top="0cm" fo:margin-bottom="0.353cm" style:contextual-spacing="false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3.81cm" fo:margin-right="0cm" fo:margin-top="0cm" fo:margin-bottom="0.353cm" style:contextual-spacing="false" fo:line-height="100%" fo:text-align="justify" style:justify-single-word="false" fo:text-indent="1.27cm" style:auto-text-indent="false"/>
    </style:style>
    <style:style style:name="P6" style:family="paragraph" style:parent-style-name="Standard">
      <style:paragraph-properties fo:margin-left="2.54cm" fo:margin-right="0cm" fo:margin-top="0cm" fo:margin-bottom="0.353cm" style:contextual-spacing="false" fo:line-height="100%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5.08cm" fo:margin-right="0cm" fo:margin-top="0cm" fo:margin-bottom="0.353cm" style:contextual-spacing="false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2.54cm" fo:margin-right="0cm" fo:margin-top="0cm" fo:margin-bottom="0.353cm" style:contextual-spacing="false" fo:line-height="100%" fo:text-align="justify" style:justify-single-word="false" fo:text-indent="0cm" style:auto-text-indent="false"/>
    </style:style>
    <style:style style:name="P9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weight="bold" style:font-weight-asian="bold"/>
    </style:style>
    <style:style style:name="P10" style:family="paragraph" style:parent-style-name="Standard" style:list-style-name="WWNum1">
      <style:paragraph-properties fo:margin-left="0.318cm" fo:margin-right="0cm" fo:margin-top="0cm" fo:margin-bottom="0.353cm" style:contextual-spacing="false" fo:line-height="100%" fo:text-align="justify" style:justify-single-word="false" fo:text-indent="0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1.27cm" fo:margin-right="0cm" fo:margin-top="0cm" fo:margin-bottom="0.353cm" style:contextual-spacing="false" fo:line-height="100%" fo:text-align="justify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 style:list-style-name="WWNum1">
      <style:paragraph-properties fo:margin-left="1.588cm" fo:margin-right="0cm" fo:margin-top="0cm" fo:margin-bottom="0.353cm" style:contextual-spacing="true" fo:line-height="100%" fo:text-align="justify" style:justify-single-word="false" fo:text-indent="0cm" style:auto-text-indent="false"/>
    </style:style>
    <style:style style:name="P13" style:family="paragraph" style:parent-style-name="Standard">
      <style:paragraph-properties fo:margin-top="0cm" fo:margin-bottom="0.353cm" style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officeooo:paragraph-rsid="000d158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0449" style:font-weight-asian="bold" style:font-weight-complex="bold"/>
    </style:style>
    <style:style style:name="T3" style:family="text">
      <style:text-properties fo:font-weight="bold" officeooo:rsid="000d1583" style:font-weight-asian="bold" style:font-weight-complex="bold"/>
    </style:style>
    <style:style style:name="T4" style:family="text">
      <style:text-properties fo:background-color="#741b47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normal" officeooo:rsid="000c0449" style:font-weight-asian="normal" style:font-weight-complex="normal"/>
    </style:style>
    <style:style style:name="T7" style:family="text">
      <style:text-properties fo:font-weight="normal" officeooo:rsid="000d158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ORD SEARCH PUZZLE</text:p>
      <text:p text:style-name="P1"/>
      <text:p text:style-name="P1">The word search puzzle is a game that consists of words placed in a grid. The objective is to find all the words hidden inside the box. </text:p>
      <text:p text:style-name="P1"/>
      <text:list xml:id="list4139071906431322937" text:style-name="WWNum1">
        <text:list-item>
          <text:p text:style-name="P10"><text:s/>Players</text:p>
        </text:list-item>
      </text:list>
      <text:p text:style-name="P2">This game is for 1 or 2 players.</text:p>
      <text:list xml:id="list161904414152126" text:continue-numbering="true" text:style-name="WWNum1">
        <text:list-item>
          <text:p text:style-name="P10"><text:s/>The words</text:p>
        </text:list-item>
      </text:list>
      <text:p text:style-name="P3">All the words on the board are related to a subject.</text:p>
      <text:p text:style-name="P3">The words may be placed horizontally, vertically, or diagonally. </text:p>
      <text:p text:style-name="P3">The words may be placed backwards.</text:p>
      <text:p text:style-name="P3">When the player finds a word, the player specifies it by writing on the command line the first and the last cell of the word.</text:p>
      <text:p text:style-name="P3">If a player finds a word that exists, but it is not on the list of words to find. The player is informed that the word is not on list.</text:p>
      <text:list xml:id="list161904813634531" text:continue-numbering="true" text:style-name="WWNum1">
        <text:list-item>
          <text:p text:style-name="P10"><text:s/>The board</text:p>
        </text:list-item>
      </text:list>
      <text:p text:style-name="P3">The board has 10 rows and 10 columns. </text:p>
      <text:p text:style-name="P3">Each row and each column have a number to be able to identify them.</text:p>
      <text:p text:style-name="P3">Each cell of the board corresponds to a letter.</text:p>
      <text:p text:style-name="P3">Number of words in each board: 16 words.</text:p>
      <text:p text:style-name="P3">Each row can rotate horizontally and each column can rotate vertically to allow the player to find the words.</text:p>
      <text:p text:style-name="P11"><text:s/>Rotating the board</text:p>
      <text:p text:style-name="P3">If the player wants to rotate a column, the player must specify the number of the column and how many steps wants to rotate up or down.</text:p>
      <text:p text:style-name="P3">If the player wants to rotate a row, the player must specify the number of the row and how many steps wants to rotate left or right.</text:p>
      <text:p text:style-name="P3">Each row and each column can be rotated an indefinitely amount of times.</text:p>
      <text:p text:style-name="P3">The player always have the possibility to restore the board to its original state.</text:p>
      <text:list xml:id="list161903243859231" text:continue-numbering="true" text:style-name="WWNum1">
        <text:list-item>
          <text:p text:style-name="P10"><text:s/>The subjects </text:p>
        </text:list-item>
      </text:list>
      <text:p text:style-name="P3">The language of the game is English.</text:p>
      <text:p text:style-name="P3">Before starting the game, a player chooses a subject. All the words on the board are related to this subject. </text:p>
      <text:p text:style-name="P3"><text:soft-page-break/>The game has a list of words corresponding to each subject. <text:s/></text:p>
      <text:p text:style-name="P3">The words that are placed on the board are chosen randomly in every game according to the subject.</text:p>
      <text:list xml:id="list161904709411918" text:continue-numbering="true" text:style-name="WWNum1">
        <text:list-item>
          <text:p text:style-name="P10"><text:s/>The clues</text:p>
        </text:list-item>
      </text:list>
      <text:p text:style-name="P3">Different types of clues can be displayed in order to help the player to find the words. </text:p>
      <text:p text:style-name="P3">The type of clue that is used during the game is chosen by the player. </text:p>
      <text:p text:style-name="P3">The types of clues are the following:</text:p>
      <text:list xml:id="list161903611350718" text:continue-numbering="true" text:style-name="WWNum1">
        <text:list-item>
          <text:list>
            <text:list-item>
              <text:list>
                <text:list-item>
                  <text:p text:style-name="P12"><text:span text:style-name="T1"><text:s/>By subject: </text:span>only the subject and the number of words that have not been found is displayed for each board.</text:p>
                </text:list-item>
              </text:list>
            </text:list-item>
          </text:list>
        </text:list-item>
      </text:list>
      <text:p text:style-name="P4">Subject: Animals. <text:s text:c="7"/>Words left: 5.</text:p>
      <text:list xml:id="list161903812759183" text:continue-numbering="true" text:style-name="WWNum1">
        <text:list-item>
          <text:list>
            <text:list-item>
              <text:list>
                <text:list-item>
                  <text:p text:style-name="P12"><text:span text:style-name="T1"><text:s/>By solution: </text:span>the subject and the list of words that have not been found are displayed for each board.</text:p>
                </text:list-item>
              </text:list>
            </text:list-item>
          </text:list>
        </text:list-item>
      </text:list>
      <text:p text:style-name="P4">Animals: </text:p>
      <text:p text:style-name="P5">Monkey.</text:p>
      <text:p text:style-name="P5">Dog.</text:p>
      <text:p text:style-name="P5">Cat.</text:p>
      <text:list xml:id="list161903900557036" text:continue-numbering="true" text:style-name="WWNum1">
        <text:list-item>
          <text:list>
            <text:list-item>
              <text:list>
                <text:list-item>
                  <text:p text:style-name="P12"><text:span text:style-name="T1"><text:s/>By letters:</text:span> the subject and some of the letters corresponding to each word on the board are displayed.</text:p>
                </text:list-item>
              </text:list>
            </text:list-item>
          </text:list>
        </text:list-item>
      </text:list>
      <text:p text:style-name="P6">Animals:</text:p>
      <text:p text:style-name="P5">M _ _ <text:s/>_ e _</text:p>
      <text:p text:style-name="P5">_ o _</text:p>
      <text:p text:style-name="P5">_ a _ </text:p>
      <text:list xml:id="list161903282960514" text:continue-numbering="true" text:style-name="WWNum1">
        <text:list-item>
          <text:list>
            <text:list-item>
              <text:list>
                <text:list-item>
                  <text:p text:style-name="P12"><text:span text:style-name="T1">By length: </text:span>the subject and the the length of the words that have not been found is displayed for each board. </text:p>
                </text:list-item>
              </text:list>
            </text:list-item>
          </text:list>
        </text:list-item>
      </text:list>
      <text:p text:style-name="P6">Animals:</text:p>
      <text:p text:style-name="P7">3 x 5 letters.</text:p>
      <text:p text:style-name="P7">4 x 6 letters.</text:p>
      <text:p text:style-name="P3">In every case, the list of words that have already been found is displayed.</text:p>
      <text:list xml:id="list161904868148679" text:continue-numbering="true" text:style-name="WWNum1">
        <text:list-item>
          <text:p text:style-name="P10"><text:s/>The rules</text:p>
        </text:list-item>
      </text:list>
      <text:p text:style-name="P2">Before starting the game, the amount of players and a nickname are chosen.</text:p>
      <text:p text:style-name="P11"><text:s/>6.1 Single Player </text:p>
      <text:p text:style-name="P2"><text:soft-page-break/>A single player can choose one of (3) three different game modes:</text:p>
      <text:p text:style-name="P2"><text:tab/><text:span text:style-name="T1">6.1.1 Practice Mode</text:span></text:p>
      <text:p text:style-name="P2"><text:span text:style-name="T1"><text:tab/></text:span>The player will have a single board with 12 words of the selected subject.</text:p>
      <text:p text:style-name="P2"><text:tab/><text:tab/><text:span text:style-name="T1">4.4.1.1 Time: </text:span>This mode has not time counter.</text:p>
      <text:p text:style-name="P2"><text:tab/><text:tab/><text:span text:style-name="T1">4.4.1.2 Score: </text:span>This mode has not scores.</text:p>
      <text:p text:style-name="P8"><text:span text:style-name="T1">4.4.1.3 End of the game: </text:span>The game is over when the player finds all the words on the board or requests the end of the game.</text:p>
      <text:p text:style-name="P2"><text:tab/><text:span text:style-name="T1">6.1.2 Simple Mode</text:span></text:p>
      <text:p text:style-name="P2"><text:span text:style-name="T1"><text:tab/></text:span>The player will have a single board with 12 words of the selected subject.</text:p>
      <text:p text:style-name="P2"><text:tab/><text:tab/><text:span text:style-name="T1">4.4.2.1 Time: </text:span>This mode has a time counter. The game starts counting from 0:00.</text:p>
      <text:p text:style-name="P8"><text:span text:style-name="T1">4.4.3.2 Score: </text:span>The score is calculated from the time counter. The number of seconds are translated into points. 1 second is equivalent to 100 points.</text:p>
      <text:p text:style-name="P8"><text:span text:style-name="T1">4.4.2.3</text:span> <text:span text:style-name="T1">End of the game: </text:span>The game is over when the player finds all the word of on the board. The final score is shown following the rule above.</text:p>
      <text:p text:style-name="P3"><text:tab/><text:span text:style-name="T1">6.1.3 Time Race Mode</text:span></text:p>
      <text:p text:style-name="P3"><text:span text:style-name="T1"><text:tab/><text:tab/></text:span>The player will have a single board with 12 words of the selected subject.</text:p>
      <text:p text:style-name="P8"><text:span text:style-name="T1">4.4.3.1 Time: </text:span>This mode has a time counter but in a decreasing mode. The game starts decreasing from <text:span text:style-name="T4">XX:00</text:span> to 0:00.</text:p>
      <text:p text:style-name="P8"><text:span text:style-name="T1">4.4.2.2 Score: </text:span>The score is calculated from the time counter and the number of words found. The number of seconds and words are translated into points. 1 word found is equivalent to 100 points. If there is time left, 1 second is equivalent to 300 points.</text:p>
      <text:p text:style-name="P8"><text:span text:style-name="T1">4.4.3.3</text:span> <text:span text:style-name="T1">End of the game: </text:span>The game is over either when the player finds all the words of the subject on the board or when the game time is 0:00. The final score is shown following the rule above.</text:p>
      <text:p text:style-name="P11">6.2 Multiplayer</text:p>
      <text:p text:style-name="P3">The multiplayer version allows 2 players. </text:p>
      <text:p text:style-name="P3">Each player chooses a subject. The subjects are different.</text:p>
      <text:p text:style-name="P3">Before starting the game, a type of clue is chosen. This type is the same for both players.</text:p>
      <text:p text:style-name="P3">Each player have to find 8 words. All the words are placed on the same board. </text:p>
      <text:p text:style-name="P3">Each player have a turn of <text:span text:style-name="T5">X</text:span> time to find as many words (corresponding to the subject chosen) as possible. </text:p>
      <text:p text:style-name="P3">During the turn, the player is able to rotate the columns and rows as many times as wished.</text:p>
      <text:p text:style-name="P3"><text:soft-page-break/>The clues are displayed to each player according to the type chosen.</text:p>
      <text:p text:style-name="P3">When the time is over, it is the other player's turn.</text:p>
      <text:p text:style-name="P3">If a player finds a word corresponding to the other player's subject. This word is not accepted nor marked as found by the other player.</text:p>
      <text:p text:style-name="P3">The winner of the game is the first one who finds all the words on their list.</text:p>
      <text:p text:style-name="P3">In every mode, the player can request the end of the game, even if they have not finished playing.</text:p>
      <text:p text:style-name="P3"><text:span text:style-name="T2"><text:tab/>6.3 Play again</text:span></text:p>
      <text:p text:style-name="P14"><text:span text:style-name="T2"><text:tab/></text:span><text:span text:style-name="T6">After the game </text:span><text:span text:style-name="T7">ends</text:span><text:span text:style-name="T6"> (either single player or multiplayer) the player or players, </text:span><text:span text:style-name="T7">have two possibilities:</text:span></text:p>
      <text:p text:style-name="P14"><text:span text:style-name="T6"><text:tab/><text:tab/></text:span><text:span text:style-name="T3">6.3.1</text:span><text:span text:style-name="T6"> </text:span><text:span text:style-name="T7">P</text:span><text:span text:style-name="T6">lay the same game mode. </text:span><text:span text:style-name="T7">In this case it is not possible to change the nickname (or nicknames if it is a multiplayer game) and the player or players must select the subject again.</text:span></text:p>
      <text:p text:style-name="P14"><text:span text:style-name="T7"><text:tab/><text:tab/></text:span><text:span text:style-name="T3">6.3.2</text:span><text:span text:style-name="T7"> Play another game mode (singleplayer or multiplayer). In this case, the player starts the entire game (see 6. Rules).</text:span></text:p>
      <text:list xml:id="list161904416291918" text:continue-numbering="true" text:style-name="WWNum1">
        <text:list-item>
          <text:p text:style-name="P10"><text:s/>Highscores</text:p>
        </text:list-item>
      </text:list>
      <text:p text:style-name="P3">For the simple mode and time-race mode mode, the top 5 highscores are available. Displaying the nickname and the corresponding score.</text:p>
      <text:list xml:id="list161904220516390" text:continue-numbering="true" text:style-name="WWNum1">
        <text:list-item>
          <text:p text:style-name="P10"><text:s/>The instructions</text:p>
        </text:list-item>
      </text:list>
      <text:p text:style-name="P3">Before starting the game the rules of the game can be displayed.</text:p>
      <text:p text:style-name="P3">During the game, the rules can be displayed. In this case, the time is stopped (if the mode of playing mode requires i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2-06T16:19:02.857267235</dc:date>
    <meta:editing-duration>P0D</meta:editing-duration>
    <meta:editing-cycles>1</meta:editing-cycles>
    <meta:document-statistic meta:table-count="0" meta:image-count="0" meta:object-count="0" meta:page-count="4" meta:paragraph-count="87" meta:word-count="1103" meta:character-count="5852" meta:non-whitespace-character-count="4792"/>
  </office:meta>
</office:document-meta>
</file>